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keep-with-next="always" fo:keep-together="always" fo:break-before="page" fo:margin-top="0.1666in" fo:margin-bottom="0.0416in" fo:background-color="#FFFFFF" style:page-number="1"/>
    </style:style>
    <style:style style:name="T2" style:parent-style-name="Absatz-Standardschriftart" style:family="text">
      <style:text-properties style:font-name="Georgia" style:font-name-asian="Georgia" style:font-name-complex="Georgia" fo:font-size="21.5pt" style:font-size-asian="21.5pt" style:font-size-complex="21.5pt"/>
    </style:style>
    <style:style style:name="P3" style:parent-style-name="Standard" style:family="paragraph">
      <style:paragraph-properties fo:margin-top="0.0833in" fo:margin-bottom="0.0833in" fo:background-color="#FFFFFF"/>
    </style:style>
    <style:style style:name="T4" style:parent-style-name="Absatz-Standardschriftart" style:family="text">
      <style:text-properties fo:font-weight="bold" style:font-weight-asian="bold"/>
    </style:style>
    <style:style style:name="P5" style:parent-style-name="Standard" style:family="paragraph">
      <style:paragraph-properties fo:keep-with-next="always" fo:keep-together="always" fo:margin-top="0.1666in" fo:margin-bottom="0.0416in" fo:background-color="#FFFFFF"/>
    </style:style>
    <style:style style:name="T6"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7" style:parent-style-name="Standard" style:family="paragraph">
      <style:paragraph-properties fo:margin-top="0.0833in" fo:margin-bottom="0.0833in" fo:background-color="#FFFFFF"/>
    </style:style>
    <style:style style:name="P8" style:parent-style-name="Standard" style:family="paragraph">
      <style:paragraph-properties fo:margin-top="0.0833in" fo:margin-bottom="0.0833in" fo:background-color="#FFFFFF"/>
    </style:style>
    <style:style style:name="P9" style:parent-style-name="Standard" style:family="paragraph">
      <style:paragraph-properties fo:keep-with-next="always" fo:keep-together="always" fo:margin-top="0.1666in" fo:margin-bottom="0.0416in" fo:line-height="102%" fo:background-color="#FFFFFF"/>
      <style:text-properties style:font-name="Georgia" style:font-name-asian="Georgia" style:font-name-complex="Georgia" fo:font-weight="bold" style:font-weight-asian="bold" fo:font-size="13pt" style:font-size-asian="13pt" style:font-size-complex="13pt"/>
    </style:style>
    <style:style style:name="P10" style:parent-style-name="Standard" style:family="paragraph">
      <style:paragraph-properties fo:margin-top="0.0833in" fo:margin-bottom="0.0833in" fo:background-color="#FFFFFF"/>
    </style:style>
    <style:style style:name="T11" style:parent-style-name="Absatz-Standardschriftart" style:family="text">
      <style:text-properties fo:font-weight="bold" style:font-weight-asian="bold"/>
    </style:style>
    <style:style style:name="P12" style:parent-style-name="Listenabsatz" style:family="paragraph">
      <style:paragraph-properties fo:margin-top="0.0833in" fo:margin-bottom="0.0833in" fo:background-color="#FFFFFF"/>
      <style:text-properties fo:font-weight="bold" style:font-weight-asian="bold"/>
    </style:style>
    <style:style style:name="P13" style:parent-style-name="Standard" style:family="paragraph">
      <style:paragraph-properties fo:margin-top="0.0833in" fo:margin-bottom="0.0833in" fo:background-color="#FFFFFF"/>
    </style:style>
    <style:style style:name="P14" style:parent-style-name="Listenabsatz" style:family="paragraph">
      <style:paragraph-properties fo:margin-top="0.0833in" fo:margin-bottom="0.0833in" fo:background-color="#FFFFFF"/>
      <style:text-properties fo:font-weight="bold" style:font-weight-asian="bold"/>
    </style:style>
    <style:style style:name="P15"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style:style>
    <style:style style:name="P16" style:parent-style-name="Listenabsatz" style:family="paragraph">
      <style:paragraph-properties fo:margin-top="0.0833in" fo:margin-bottom="0.0833in" fo:background-color="#FFFFFF"/>
    </style:style>
    <style:style style:name="P17"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style:style>
    <style:style style:name="P18" style:parent-style-name="Listenabsatz" style:family="paragraph">
      <style:paragraph-properties fo:margin-top="0.0833in" fo:margin-bottom="0.0833in" fo:background-color="#FFFFFF"/>
    </style:style>
    <style:style style:name="P19" style:parent-style-name="Listenabsatz" style:family="paragraph">
      <style:paragraph-properties fo:margin-top="0.0833in" fo:margin-bottom="0.0833in" fo:background-color="#FFFFFF"/>
    </style:style>
    <style:style style:name="P20" style:parent-style-name="Listenabsatz" style:family="paragraph">
      <style:paragraph-properties fo:margin-top="0.0833in" fo:margin-bottom="0.0833in" fo:background-color="#FFFFFF"/>
    </style:style>
    <style:style style:name="P21" style:parent-style-name="Listenabsatz" style:family="paragraph">
      <style:paragraph-properties fo:margin-top="0.0833in" fo:margin-bottom="0.0833in" fo:background-color="#FFFFFF"/>
    </style:style>
    <style:style style:name="P22" style:parent-style-name="Listenabsatz" style:family="paragraph">
      <style:paragraph-properties fo:margin-top="0.0833in" fo:margin-bottom="0.0833in" fo:background-color="#FFFFFF"/>
    </style:style>
    <style:style style:name="P23" style:parent-style-name="Standard" style:family="paragraph">
      <style:paragraph-properties fo:keep-with-next="always" fo:keep-together="always" fo:margin-top="0.1666in" fo:margin-bottom="0.0416in" fo:background-color="#FFFFFF"/>
    </style:style>
    <style:style style:name="T24"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25" style:parent-style-name="Listenabsatz" style:family="paragraph">
      <style:paragraph-properties fo:margin-top="0.0833in" fo:margin-bottom="0.0833in" fo:background-color="#FFFFFF"/>
    </style:style>
    <style:style style:name="P26" style:parent-style-name="Standard" style:family="paragraph">
      <style:paragraph-properties fo:margin-top="0.0833in" fo:margin-bottom="0.0833in" fo:margin-left="0.5in" fo:background-color="#FFFFFF">
        <style:tab-stops/>
      </style:paragraph-properties>
    </style:style>
    <style:style style:name="P27" style:parent-style-name="Standard" style:family="paragraph">
      <style:paragraph-properties fo:margin-bottom="0.0416in"/>
    </style:style>
    <style:style style:name="T28" style:parent-style-name="Absatz-Standardschriftart" style:family="text">
      <style:text-properties style:font-name="Georgia" style:font-name-asian="Georgia" style:font-name-complex="Georgia" fo:font-size="21.5pt" style:font-size-asian="21.5pt" style:font-size-complex="21.5pt"/>
    </style:style>
    <style:style style:name="P29" style:parent-style-name="Standard" style:family="paragraph">
      <style:paragraph-properties fo:margin-top="0.0833in" fo:margin-bottom="0.0833in" fo:background-color="#FFFFFF"/>
    </style:style>
    <style:style style:name="P30" style:parent-style-name="Standard" style:family="paragraph">
      <style:paragraph-properties fo:margin-top="0.0833in" fo:margin-bottom="0.0833in" fo:background-color="#FFFFFF"/>
    </style:style>
    <style:style style:name="P31" style:parent-style-name="Standard" style:family="paragraph">
      <style:paragraph-properties fo:margin-top="0.0833in" fo:margin-bottom="0.0833in" fo:background-color="#FFFFFF"/>
    </style:style>
    <style:style style:name="P32" style:parent-style-name="Standard" style:family="paragraph">
      <style:paragraph-properties fo:margin-top="0.0833in" fo:margin-bottom="0.0833in" fo:background-color="#FFFFFF"/>
    </style:style>
    <style:style style:name="P33" style:parent-style-name="Standard" style:family="paragraph">
      <style:paragraph-properties fo:margin-top="0.0833in" fo:margin-bottom="0.0833in" fo:background-color="#FFFFFF"/>
    </style:style>
    <style:style style:name="P34" style:parent-style-name="Standard" style:family="paragraph">
      <style:paragraph-properties fo:margin-top="0.0833in" fo:margin-bottom="0.0833in" fo:background-color="#FFFFFF"/>
    </style:style>
  </office:automatic-styles>
  <office:body>
    <office:text text:use-soft-page-breaks="true">
      <text:p text:style-name="P1"><text:span text:style-name="T2">Sabine Theresia Köszegi</text:span></text:p>
      <text:p text:style-name="P3"><text:span text:style-name="T4">Sabine Theresia Köszegi</text:span><text:s/>(* 1970<text:s/>in<text:s/>Wegscheid, Deutschland) ist eine<text:s/>österreichische<text:s/>Professorin für<text:s/>Arbeitswissenschaft und Organisation am Institut für Managementwissenschaften der Technischen Universität Wien<text:s/>(3).</text:p>
      <text:p text:style-name="P5"><text:span text:style-name="T6">Leben</text:span></text:p>
      <text:p text:style-name="P7">Die akademische<text:s/>Laufbahn<text:s/>begann für Köszegi 1989 mit einem Bachelorstudium in Betriebswirtschaftslehre an der Wirtschaftsuniversität Wien. Darauffolgend hängte sie den entsprechenden Master an und schloss diesen erfolgreich in 1994 ab. In 1992 verbrachte sie ein halbes Jahr an der University of Illinois in den Vereinigten Staaten. Ihr<text:s/>Zwischen 1997 und 2000 absolvierte sie ihr Doktoratsstudium in<text:s/>Sozialwissenschaften und Wirtschaft an der Universität Wien. Von 1997 bis 2007 war sie als<text:s/>Assistenzprofessorin<text:s/>an der Universität Wien angestellt. In 2006 erhielt sie die Lehrberechtigung für Betriebswirtschaftslehre an derselben Institution.<text:s/>Darauffolgend war sie als außerordentliche Professorin bis 2008 tätig. Von 2009 bis 2013 war Köszegi Direktorin des Entrepreneurship Centers Vienna. 2010 wurde sie als Professorin an der Fakultät für Sozial- und Wirtschaftswissenschaften der Johannes Kepler Universität in Linz berufen. 2014 und 2015 übernahm sie die Rolle der Leiterin des Institutes für Managementwissenschaften an der Technischen Universität Wien. Seit 2009 ist sie<text:s/>wissenschaftliche Leiterin<text:s/>bei Professional MBA Entrepreneurship &amp; Innovation an der TU Wien. Im selben Jahr wurde sie auch als Professorin für Arbeitswissenschaften &amp; Organisation des Institutes für Managementwissenschaften berufen. Seit 2017 ist Köszegi die Ratsvorsitzende des Österreichischen Rates für Robotik und Künstliche Intelligenz des Bundesministeriums für Verkehr, Innovation und Technologie<text:s/>(1).</text:p>
      <text:p text:style-name="P8">Köszegi hat zwei Kinder<text:s/>(1).</text:p>
      <text:p text:style-name="P9">Forschung</text:p>
      <text:p text:style-name="P10">Ihr Forschungsschwerpunkt liegt auf (<text:span text:style-name="T11">TODO</text:span>). Weitere Fokuspunkte ihrer Forschungsarbeit sind:</text:p>
      <text:list text:style-name="LFO3" text:continue-numbering="true">
        <text:list-item>
          <text:p text:style-name="P12">TODO</text:p>
        </text:list-item>
      </text:list>
      <text:p text:style-name="P13">Im Folgenden ist eine Auswahl ihrer aktuellen und abgeschlossenen Forschungsprojektе angeführt:</text:p>
      <text:list text:style-name="LFO3" text:continue-numbering="true">
        <text:list-item>
          <text:p text:style-name="P14">TODO</text:p>
        </text:list-item>
      </text:list>
      <text:p text:style-name="P15">Publikationen (Auswahl)</text:p>
      <text:list text:style-name="LFO5" text:continue-numbering="true">
        <text:list-item>
          <text:p text:style-name="P16"><office:annotation office:name="0" xml:id="565836574"><dc:creator>StudentIn</dc:creator><dc:date>2020-01-03T17:40:00</dc:date><text:p text:style-name="Kommentartext">Ich finde leider das dazugehörige Paper nicht; weiß deshalb nicht ob es überhaupt hier hingehört oder doch lieber zu „Auszeichnungen &amp; Preise“; die Referenz stammt vom CV</text:p></office:annotation><office:annotation office:name="1" xml:id="565836635"><dc:creator>StudentIn</dc:creator><dc:date>2020-01-03T17:41:00</dc:date><text:p text:style-name="Kommentartext"/></office:annotation>Best Paper award of the EURO/INFORMS Section on Group Decision and Negotiation, Annual<text:s/>Meeting in Mt. Tremblant, Canada<text:span text:style-name="Kommentarzeichen"><office:annotation-end office:name="0"/></text:span><text:span text:style-name="Kommentarzeichen"><office:annotation-end office:name="1"/></text:span></text:p>
        </text:list-item>
      </text:list>
      <text:p text:style-name="P17">Auszeichnungen &amp;<text:s/>Preise</text:p>
      <text:list text:style-name="LFO5" text:continue-numbering="true">
        <text:list-item>
          <text:p text:style-name="P18">2010: Preis für Innovative Lehre, Technische Universität Wien</text:p>
        </text:list-item>
        <text:list-item>
          <text:p text:style-name="P19">2007: Best Paper Award<text:s/></text:p>
        </text:list-item>
        <text:list-item>
          <text:p text:style-name="P20">2001: Preis für Innovative Lehre, Universität Wien</text:p>
        </text:list-item>
        <text:list-item>
          <text:p text:style-name="P21">2001: Silbermayr-Preis für die Dissertation „Trust in Virtual Organizations“, Universität Wien</text:p>
        </text:list-item>
        <text:list-item>
          <text:p text:style-name="P22">1994: Viertplazierte am Ranking der besten Absolventen und Absolventinnen,<text:s/>Wirtschaftsuniversität<text:s/>Wien (1)</text:p>
        </text:list-item>
      </text:list>
      <text:p text:style-name="P23"><text:span text:style-name="T24">Weblinks</text:span></text:p>
      <text:list text:style-name="LFO6" text:continue-numbering="true">
        <text:list-item>
          <text:p text:style-name="P25">Sabine Theresia Köszegi<text:s/>auf der Website der TU Wien<text:s/>(2)</text:p>
        </text:list-item>
      </text:list>
      <text:p text:style-name="P26"/>
      <text:p text:style-name="P27"><text:span text:style-name="T28">Sources</text:span></text:p>
      <text:list text:style-name="WWNum2" text:continue-numbering="true">
        <text:list-item>
          <text:p text:style-name="P29">CV (August, 2017):<text:s/><text:a xlink:href="https://www.imw.tuwien.ac.at/fileadmin/t/imw/aw/staff/CV_August_2017.pdf" office:target-frame-name="_top" xlink:show="replace"><text:span text:style-name="Hyperlink">https://www.imw.tuwien.ac.at/fileadmin/t/imw/aw/staff/CV_August_2017.pdf</text:span></text:a><text:s/></text:p>
        </text:list-item>
        <text:list-item>
          <text:p text:style-name="P30"><text:a xlink:href="https://www.imw.tuwien.ac.at/aw/staff/sabine_t_koeszegi/" office:target-frame-name="_top" xlink:show="replace"><text:span text:style-name="Hyperlink">https://www.imw.tuwien.ac.at/aw/staff/sabine_t_koeszegi/</text:span></text:a></text:p>
        </text:list-item>
        <text:list-item>
          <text:p text:style-name="P31"><text:a xlink:href="https://www.tuwien.at/tu-wien/organisation/zentrale-services/genderkompetenz/frauenspuren/frauenspuren-heute/professorinnen/sabine-t-koeszegi/" office:target-frame-name="_top" xlink:show="replace"><text:span text:style-name="Hyperlink">https://www.tuwien.at/tu-wien/organisation/zentrale-services/genderkompetenz/frauenspuren/frauenspuren-heute/professorinnen/sabine-t-koeszegi/</text:span></text:a></text:p>
        </text:list-item>
        <text:list-item>
          <text:p text:style-name="P32"><text:a xlink:href="https://www.acrai.at/team/sabine-koeszegi/" office:target-frame-name="_top" xlink:show="replace"><text:span text:style-name="Hyperlink">https://www.acrai.at/team/sabine-koeszegi/</text:span></text:a></text:p>
        </text:list-item>
        <text:list-item>
          <text:p text:style-name="P33"><text:a xlink:href="https://www.alpbach.org/de/person/sabine-theresia-koeszegi/" office:target-frame-name="_top" xlink:show="replace"><text:span text:style-name="Hyperlink">https://www.alpbach.org</text:span><text:bookmark-start text:name="_Hlt28964757"/><text:bookmark-start text:name="_Hlt28964758"/><text:span text:style-name="Hyperlink">/</text:span><text:bookmark-end text:name="_Hlt28964757"/><text:bookmark-end text:name="_Hlt28964758"/><text:span text:style-name="Hyperlink">de/person/sabine-theresia-koeszegi/</text:span></text:a></text:p>
        </text:list-item>
        <text:list-item>
          <text:p text:style-name="P34"><text:a xlink:href="https://www.femtech.at/user/12363" office:target-frame-name="_top" xlink:show="replace"><text:span text:style-name="Hyperlink">https://www.femtech.at/</text:span><text:bookmark-start text:name="_Hlt28964790"/><text:bookmark-start text:name="_Hlt28964791"/><text:span text:style-name="Hyperlink">u</text:span><text:bookmark-end text:name="_Hlt28964790"/><text:bookmark-end text:name="_Hlt28964791"/><text:span text:style-name="Hyperlink">ser/12363</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Noto Sans Symbols" style:font-name-complex="Noto Sans Symbols" fo:font-size="10.5pt" style:font-size-asian="10.5pt"/>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rial" style:font-name-asian="Arial" style:font-name-complex="Arial" fo:color="#1155CC" fo:font-size="10.5pt" style:font-size-asian="10.5pt" style:font-size-complex="10.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fo:font-size="12pt" style:font-size-asian="12pt" style:font-size-complex="12pt" fo:language="de" fo:country="AT" style:language-asian="de" style:country-asian="AT" style:language-complex="ar" style:country-complex="SA" fo:hyphenate="true"/>
    </style:style>
    <style:style style:name="person" style:display-name="person" style:family="text" style:parent-style-name="Absatz-Standardschriftart"/>
    <style:style style:name="Datum1" style:display-name="Datum1"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ublication" style:display-name="public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WW_CharLFO1LVL1" style:family="text">
      <style:text-properties fo:font-size="10.5pt" style:font-size-asian="10.5pt"/>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text:list-style style:name="WWNum1" style:display-name="WWNum1">
      <text:list-level-style-number text:level="1" text:style-name="WW_CharLFO1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1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1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1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1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1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style:style style:name="WW_CharLFO2LVL1" style:family="text">
      <style:text-properties fo:font-size="10.5pt" style:font-size-asian="10.5pt"/>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9" style:family="text">
      <style:text-properties style:font-name="Noto Sans Symbols" style:font-name-asian="Noto Sans Symbols" style:font-name-complex="Noto Sans Symbols"/>
    </style:style>
    <text:list-style style:name="WWNum2" style:display-name="WWNum2">
      <text:list-level-style-number text:level="1" text:style-name="WW_CharLFO2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2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2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2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2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2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5pt" style:font-size-asian="10.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In</dc:creator>
    <meta:creation-date>2019-12-29T17:52:00Z</meta:creation-date>
    <dc:date>2020-01-03T18:27:00Z</dc:date>
    <meta:template xlink:href="Normal.dotm" xlink:type="simple"/>
    <meta:editing-cycles>10</meta:editing-cycles>
    <meta:editing-duration>PT0S</meta:editing-duration>
    <meta:document-statistic meta:page-count="2" meta:paragraph-count="6" meta:word-count="478" meta:character-count="3487" meta:row-count="25" meta:non-whitespace-character-count="3015"/>
  </office:meta>
</office:document-meta>
</file>